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1e9e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377444" officeooo:paragraph-rsid="0011e9e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paragraph-rsid="0011e9e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1e9e9" officeooo:paragraph-rsid="0011e9e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011e9e9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02dd97d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095fc33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1f63ea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3d762" officeooo:paragraph-rsid="0013d762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70d01" officeooo:paragraph-rsid="00170d01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2b2314" officeooo:paragraph-rsid="002dd97d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2b2314" officeooo:paragraph-rsid="005c3efe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3c937c" officeooo:paragraph-rsid="003c937c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44d191" officeooo:paragraph-rsid="0065afe5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377444" officeooo:paragraph-rsid="0120c79e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18f3b90" officeooo:paragraph-rsid="018f3b90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1e9e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377444" officeooo:paragraph-rsid="0011e9e9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377444" officeooo:paragraph-rsid="003c937c" fo:background-color="transparent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2b2314" officeooo:paragraph-rsid="0065afe5" fo:background-color="transparent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style:font-name="Arial" fo:font-size="14pt" fo:font-style="normal" fo:font-weight="bold" officeooo:rsid="002b2314" officeooo:paragraph-rsid="0065afe5" fo:background-color="transparent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4pt" fo:font-style="normal" fo:font-weight="bold" officeooo:rsid="002b2314" officeooo:paragraph-rsid="006f382a" fo:background-color="transparent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2b2314" officeooo:paragraph-rsid="008fb1d7" fo:background-color="transparent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95fc33" officeooo:paragraph-rsid="0095fc33" fo:background-color="transparent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95fc33" officeooo:paragraph-rsid="01073b62" fo:background-color="transparent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style:font-name="Arial" fo:font-size="14pt" fo:font-style="normal" fo:font-weight="bold" officeooo:rsid="0095fc33" officeooo:paragraph-rsid="00fc63c6" fo:background-color="transparent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1152f68" officeooo:paragraph-rsid="01169c25" fo:background-color="transparent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11ac4e8" officeooo:paragraph-rsid="011f63ea" fo:background-color="transparent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120c79e" officeooo:paragraph-rsid="0120c79e" fo:background-color="transparent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14597ca" officeooo:paragraph-rsid="014597ca" fo:background-color="transparent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2b2314" officeooo:paragraph-rsid="002dd97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Arial" fo:font-size="14pt" fo:font-style="normal" fo:font-weight="normal" officeooo:rsid="002b2314" officeooo:paragraph-rsid="018ae78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3d762" officeooo:paragraph-rsid="0013d76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70d01" officeooo:paragraph-rsid="00170d0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4d191" officeooo:paragraph-rsid="00917b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4d191" officeooo:paragraph-rsid="009681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4d191" officeooo:paragraph-rsid="0120c79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95fc33" officeooo:paragraph-rsid="0095fc3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917b7b" officeooo:paragraph-rsid="00f6519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f6519e" officeooo:paragraph-rsid="00f6519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77444" officeooo:paragraph-rsid="01073b6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77444" officeooo:paragraph-rsid="01169c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14597c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f6906" officeooo:paragraph-rsid="018f3b9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f6906" officeooo:paragraph-rsid="0192402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5pt" fo:font-style="italic" fo:font-weight="normal" officeooo:rsid="001136e0" officeooo:paragraph-rsid="00170d01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Arial" fo:font-size="22pt" fo:font-weight="bold" officeooo:rsid="0002a7c7" officeooo:paragraph-rsid="0011e9e9" style:font-size-asian="22pt" style:font-weight-asian="bold" style:font-size-complex="2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44d191" officeooo:paragraph-rsid="00917b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1152f68" officeooo:paragraph-rsid="01152f6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44d191" officeooo:paragraph-rsid="00f6519e" fo:background-color="#000000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9pt" fo:font-style="normal" fo:font-weight="normal" officeooo:rsid="0044d191" officeooo:paragraph-rsid="01073b62" fo:background-color="#000000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paragraph-rsid="0011e9e9"/>
    </style:style>
    <style:style style:name="P53" style:family="paragraph" style:parent-style-name="Preformatted_20_Text">
      <style:paragraph-properties fo:text-align="start" style:justify-single-word="false"/>
      <style:text-properties officeooo:paragraph-rsid="0065afe5"/>
    </style:style>
    <style:style style:name="P54" style:family="paragraph" style:parent-style-name="Preformatted_20_Text">
      <style:paragraph-properties fo:text-align="start" style:justify-single-word="false"/>
      <style:text-properties officeooo:paragraph-rsid="00e98290"/>
    </style:style>
    <style:style style:name="P55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192402e"/>
    </style:style>
    <style:style style:name="P56" style:family="paragraph" style:parent-style-name="Preformatted_20_Text">
      <style:paragraph-properties fo:margin-top="0cm" fo:margin-bottom="0.499cm" style:contextual-spacing="false"/>
      <style:text-properties officeooo:paragraph-rsid="006f382a"/>
    </style:style>
    <style:style style:name="P57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4d191" officeooo:paragraph-rsid="0120c79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2a7c7"/>
    </style:style>
    <style:style style:name="T2" style:family="text">
      <style:text-properties fo:font-size="22pt" officeooo:rsid="0002a7c7" style:font-size-asian="22pt" style:font-size-complex="22pt"/>
    </style:style>
    <style:style style:name="T3" style:family="text">
      <style:text-properties style:font-name="Arial"/>
    </style:style>
    <style:style style:name="T4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Arial" fo:font-size="14pt" fo:font-style="normal" fo:font-weight="bold" officeooo:rsid="0011e9e9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Arial" fo:font-size="14pt" fo:font-style="normal" fo:font-weight="normal" officeooo:rsid="002b231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Arial" fo:font-style="italic" fo:font-weight="normal" officeooo:rsid="001136e0" style:font-style-asian="italic" style:font-weight-asian="normal" style:font-style-complex="italic" style:font-weight-complex="normal"/>
    </style:style>
    <style:style style:name="T9" style:family="text">
      <style:text-properties style:font-name="Arial" fo:font-size="12pt" fo:font-weight="bold" officeooo:rsid="0099bb47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weight="bold" officeooo:rsid="009b68d1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74639b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9681e9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9aa097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fa53db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120c79e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1433c60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14f1b3c" style:font-size-asian="12pt" style:font-weight-asian="bold" style:font-size-complex="12pt" style:font-weight-complex="bold"/>
    </style:style>
    <style:style style:name="T18" style:family="text">
      <style:text-properties style:font-name="Arial" fo:font-size="12pt" officeooo:rsid="01433c60" style:font-size-asian="12pt" style:font-size-complex="12pt"/>
    </style:style>
    <style:style style:name="T19" style:family="text">
      <style:text-properties style:font-name="Arial" fo:font-size="11pt" fo:font-style="italic" fo:font-weight="normal" officeooo:rsid="001136e0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style:font-name="Arial" fo:font-size="11pt" fo:font-style="italic" fo:font-weight="normal" officeooo:rsid="001136e0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Arial" officeooo:rsid="006f382a"/>
    </style:style>
    <style:style style:name="T22" style:family="text">
      <style:text-properties style:font-name="Arial" fo:font-weight="normal" officeooo:rsid="0070a72d" style:font-weight-asian="normal" style:font-weight-complex="normal"/>
    </style:style>
    <style:style style:name="T23" style:family="text">
      <style:text-properties style:font-name="Arial" fo:font-weight="normal" officeooo:rsid="00acdf20" style:font-weight-asian="normal" style:font-weight-complex="normal"/>
    </style:style>
    <style:style style:name="T24" style:family="text">
      <style:text-properties style:font-name="Arial" fo:font-size="21pt" fo:font-style="normal" fo:font-weight="bold" officeooo:rsid="00e98290" fo:background-color="transparent" loext:char-shading-value="0" style:font-size-asian="21pt" style:font-style-asian="normal" style:font-weight-asian="bold" style:font-size-complex="21pt" style:font-style-complex="normal" style:font-weight-complex="bold"/>
    </style:style>
    <style:style style:name="T25" style:family="text">
      <style:text-properties style:font-name="Arial" fo:font-size="21pt" fo:font-style="normal" fo:font-weight="bold" officeooo:rsid="001136e0" fo:background-color="transparent" loext:char-shading-value="0" style:font-size-asian="21pt" style:font-style-asian="normal" style:font-weight-asian="bold" style:font-size-complex="21pt" style:font-style-complex="normal" style:font-weight-complex="bold"/>
    </style:style>
    <style:style style:name="T26" style:family="text">
      <style:text-properties style:font-name="Arial" fo:font-size="21pt" officeooo:rsid="00e98290" style:font-size-asian="21pt" style:font-size-complex="21pt"/>
    </style:style>
    <style:style style:name="T27" style:family="text">
      <style:text-properties style:font-name="Arial" fo:font-size="21pt" officeooo:rsid="00fc63c6" style:font-size-asian="21pt" style:font-size-complex="21pt"/>
    </style:style>
    <style:style style:name="T28" style:family="text">
      <style:text-properties style:font-name="Arial" fo:font-size="10pt" officeooo:rsid="0120c79e" style:font-size-asian="10pt" style:font-size-complex="10pt"/>
    </style:style>
    <style:style style:name="T29" style:family="text">
      <style:text-properties style:font-name="Arial" fo:font-size="10pt" officeooo:rsid="015c7043" style:font-size-asian="10pt" style:font-size-complex="10pt"/>
    </style:style>
    <style:style style:name="T30" style:family="text">
      <style:text-properties style:font-name="Arial" fo:font-size="10pt" officeooo:rsid="019f758a" style:font-size-asian="10pt" style:font-size-complex="10pt"/>
    </style:style>
    <style:style style:name="T31" style:family="text">
      <style:text-properties style:font-name="Arial" fo:font-size="18pt" fo:font-style="italic" fo:font-weight="normal" officeooo:rsid="001136e0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style:font-name="Arial" fo:font-size="18pt" fo:font-style="italic" fo:font-weight="normal" officeooo:rsid="018f3b90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style:font-name="Arial" fo:font-size="18pt" fo:font-style="italic" officeooo:rsid="001136e0" style:font-size-asian="18pt" style:font-style-asian="italic" style:font-size-complex="18pt" style:font-style-complex="italic"/>
    </style:style>
    <style:style style:name="T34" style:family="text">
      <style:text-properties style:font-name="Arial" officeooo:rsid="003f6906"/>
    </style:style>
    <style:style style:name="T35" style:family="text">
      <style:text-properties fo:font-size="14pt" officeooo:rsid="000d6587" style:font-size-asian="14pt" style:font-size-complex="14pt"/>
    </style:style>
    <style:style style:name="T36" style:family="text">
      <style:text-properties fo:font-size="14pt" officeooo:rsid="001136e0" style:font-size-asian="14pt" style:font-size-complex="14pt"/>
    </style:style>
    <style:style style:name="T37" style:family="text">
      <style:text-properties fo:font-size="14pt" fo:font-style="normal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377444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74639b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170d01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25307e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2851a7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2dd97d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3c937c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726b1b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0c05790" style:font-size-asian="14pt" style:font-style-asian="normal" style:font-size-complex="14pt" style:font-style-complex="normal"/>
    </style:style>
    <style:style style:name="T47" style:family="text">
      <style:text-properties fo:font-size="14pt" fo:font-style="normal" fo:font-weight="normal" officeooo:rsid="0037744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size="14pt" fo:font-style="normal" fo:font-weight="bold" officeooo:rsid="0025307e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size="14pt" fo:font-style="normal" fo:font-weight="bold" officeooo:rsid="004019a6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style="italic" fo:font-weight="normal" officeooo:rsid="001136e0" fo:background-color="transparent" loext:char-shading-value="0" style:font-style-asian="italic" style:font-weight-asian="normal" style:font-style-complex="italic" style:font-weight-complex="normal"/>
    </style:style>
    <style:style style:name="T53" style:family="text">
      <style:text-properties fo:color="#ff0000" loext:opacity="100%" fo:font-style="italic" fo:font-weight="normal" officeooo:rsid="00377444" fo:background-color="transparent" loext:char-shading-value="0" style:font-style-asian="italic" style:font-weight-asian="normal" style:font-style-complex="italic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44d191" style:font-weight-asian="normal" style:font-weight-complex="normal"/>
    </style:style>
    <style:style style:name="T56" style:family="text">
      <style:text-properties fo:font-weight="normal" officeooo:rsid="00917b7b" style:font-weight-asian="normal" style:font-weight-complex="normal"/>
    </style:style>
    <style:style style:name="T57" style:family="text">
      <style:text-properties fo:font-weight="normal" officeooo:rsid="00377444" style:font-weight-asian="normal" style:font-weight-complex="normal"/>
    </style:style>
    <style:style style:name="T58" style:family="text">
      <style:text-properties fo:font-weight="normal" officeooo:rsid="0095fc33" style:font-weight-asian="normal" style:font-weight-complex="normal"/>
    </style:style>
    <style:style style:name="T59" style:family="text">
      <style:text-properties fo:font-weight="normal" officeooo:rsid="00fdf906" style:font-weight-asian="normal" style:font-weight-complex="normal"/>
    </style:style>
    <style:style style:name="T60" style:family="text">
      <style:text-properties fo:font-weight="normal" officeooo:rsid="01169c25" style:font-weight-asian="normal" style:font-weight-complex="normal"/>
    </style:style>
    <style:style style:name="T61" style:family="text">
      <style:text-properties fo:font-weight="normal" officeooo:rsid="00b07415" style:font-weight-asian="normal" style:font-weight-complex="normal"/>
    </style:style>
    <style:style style:name="T62" style:family="text">
      <style:text-properties fo:font-weight="normal" officeooo:rsid="011f63ea" style:font-weight-asian="normal" style:font-weight-complex="normal"/>
    </style:style>
    <style:style style:name="T63" style:family="text">
      <style:text-properties fo:font-weight="normal" officeooo:rsid="0127a2be" style:font-weight-asian="normal" style:font-weight-complex="normal"/>
    </style:style>
    <style:style style:name="T64" style:family="text">
      <style:text-properties fo:font-weight="normal" officeooo:rsid="01477c4a" style:font-weight-asian="normal" style:font-weight-complex="normal"/>
    </style:style>
    <style:style style:name="T65" style:family="text">
      <style:text-properties fo:font-weight="normal" officeooo:rsid="014b7028" style:font-weight-asian="normal" style:font-weight-complex="normal"/>
    </style:style>
    <style:style style:name="T66" style:family="text">
      <style:text-properties fo:font-weight="normal" officeooo:rsid="019f758a" style:font-weight-asian="normal" style:font-weight-complex="normal"/>
    </style:style>
    <style:style style:name="T67" style:family="text">
      <style:text-properties officeooo:rsid="003f6906"/>
    </style:style>
    <style:style style:name="T68" style:family="text">
      <style:text-properties fo:font-size="18pt" fo:font-style="italic" officeooo:rsid="001136e0" style:font-size-asian="18pt" style:font-style-asian="italic" style:font-size-complex="18pt" style:font-style-complex="italic"/>
    </style:style>
    <style:style style:name="T69" style:family="text">
      <style:text-properties fo:font-size="18pt" fo:font-style="italic" officeooo:rsid="00917b7b" style:font-size-asian="18pt" style:font-style-asian="italic" style:font-size-complex="18pt" style:font-style-complex="italic"/>
    </style:style>
    <style:style style:name="T70" style:family="text">
      <style:text-properties fo:font-size="18pt" fo:font-style="italic" fo:font-weight="normal" officeooo:rsid="001136e0" style:font-size-asian="18pt" style:font-style-asian="italic" style:font-weight-asian="normal" style:font-size-complex="18pt" style:font-style-complex="italic" style:font-weight-complex="normal"/>
    </style:style>
    <style:style style:name="T71" style:family="text">
      <style:text-properties fo:font-size="18pt" fo:font-style="italic" fo:font-weight="normal" officeooo:rsid="0044d191" style:font-size-asian="18pt" style:font-style-asian="italic" style:font-weight-asian="normal" style:font-size-complex="18pt" style:font-style-complex="italic" style:font-weight-complex="normal"/>
    </style:style>
    <style:style style:name="T72" style:family="text">
      <style:text-properties fo:font-size="18pt" fo:font-style="italic" fo:font-weight="normal" officeooo:rsid="00917b7b" style:font-size-asian="18pt" style:font-style-asian="italic" style:font-weight-asian="normal" style:font-size-complex="18pt" style:font-style-complex="italic" style:font-weight-complex="normal"/>
    </style:style>
    <style:style style:name="T73" style:family="text">
      <style:text-properties officeooo:rsid="00726b1b"/>
    </style:style>
    <style:style style:name="T74" style:family="text">
      <style:text-properties officeooo:rsid="001136e0"/>
    </style:style>
    <style:style style:name="T75" style:family="text">
      <style:text-properties officeooo:rsid="00917b7b"/>
    </style:style>
    <style:style style:name="T76" style:family="text">
      <style:text-properties officeooo:rsid="00377444"/>
    </style:style>
    <style:style style:name="T77" style:family="text">
      <style:text-properties fo:color="#c9211e" loext:opacity="100%" officeooo:rsid="013424d0"/>
    </style:style>
    <style:style style:name="T78" style:family="text">
      <style:text-properties fo:color="#c9211e" loext:opacity="100%" officeooo:rsid="01398860"/>
    </style:style>
    <style:style style:name="T79" style:family="text">
      <style:text-properties officeooo:rsid="0095fc33"/>
    </style:style>
    <style:style style:name="T80" style:family="text">
      <style:text-properties officeooo:rsid="00b07415"/>
    </style:style>
    <style:style style:name="T81" style:family="text">
      <style:text-properties officeooo:rsid="00fdf906"/>
    </style:style>
    <style:style style:name="T82" style:family="text">
      <style:text-properties officeooo:rsid="011213d8"/>
    </style:style>
    <style:style style:name="T83" style:family="text">
      <style:text-properties officeooo:rsid="011f63ea"/>
    </style:style>
    <style:style style:name="T84" style:family="text">
      <style:text-properties officeooo:rsid="0127a2be"/>
    </style:style>
    <style:style style:name="T85" style:family="text">
      <style:text-properties officeooo:rsid="01477c4a"/>
    </style:style>
    <style:style style:name="T86" style:family="text">
      <style:text-properties officeooo:rsid="0152a0cc"/>
    </style:style>
    <style:style style:name="T87" style:family="text">
      <style:text-properties fo:font-size="10.5pt" officeooo:rsid="001136e0" style:font-size-asian="10.5pt" style:font-size-complex="10.5pt"/>
    </style:style>
    <style:style style:name="T88" style:family="text">
      <style:text-properties officeooo:rsid="019d8fe5"/>
    </style:style>
    <style:style style:name="T89" style:family="text">
      <style:text-properties officeooo:rsid="019d95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Hamelin et al., 2023 project <text:span text:style-name="T1">data: Read Alignment using STAR</text:span></text:p>
      <text:p text:style-name="P2">on ALICE HPC.</text:p>
      <text:p text:style-name="P1"><text:span text:style-name="T1"><text:line-break/></text:span><text:span text:style-name="T2">By: Bashar Al-Smadi</text:span></text:p>
      <text:p text:style-name="P47"/>
      <text:p text:style-name="P3"><text:span text:style-name="T35">1. </text:span><text:span text:style-name="T38">Open </text:span><text:span text:style-name="T39">N</text:span><text:span text:style-name="T38">o</text:span><text:span text:style-name="T39">M</text:span><text:span text:style-name="T38">achine </text:span><text:span text:style-name="T47">on your laptop and log in into ALICE</text:span></text:p>
      <text:p text:style-name="P4"><text:span text:style-name="T38">2.</text:span><text:span text:style-name="T47"> </text:span><text:span text:style-name="T38">Open the terminal on ALICE and log in using:</text:span><text:span text:style-name="T47"><text:line-break/><text:line-break/></text:span><text:span text:style-name="T52">ssh -X </text:span><text:span text:style-name="T53">YOUR_USERNAME</text:span><text:span text:style-name="T52">@alice.le.ac.uk</text:span><text:span text:style-name="T47"> </text:span></text:p>
      <text:p text:style-name="P18"/>
      <text:p text:style-name="P52"><text:span text:style-name="T6">3</text:span><text:span text:style-name="T4">. Go into your Scratch directory </text:span><text:span text:style-name="T5">by :</text:span></text:p>
      <text:p text:style-name="P5"/>
      <text:p text:style-name="P5">cd $SCRATCHDIR</text:p>
      <text:p text:style-name="P5"/>
      <text:p text:style-name="P19">4. Open path in the file explorer: <text:span text:style-name="T54">I learned a more straightforward method to open the current directory in your file explorer directly from the terminal by:</text:span></text:p>
      <text:p text:style-name="P19"/>
      <text:p text:style-name="P13">xdg-open . &amp;</text:p>
      <text:p text:style-name="P5"/>
      <text:p text:style-name="P9"><text:span text:style-name="T51">5</text:span><text:span text:style-name="T49">. Organize Your Workspace </text:span><text:span text:style-name="T48">before anything:</text:span><text:span text:style-name="T37"> check if all files are downloaded successfully in the SRP folder (using the check_downloads.sh) as in the previous document. </text:span><text:span text:style-name="T40">Delete any other files in the scratch to keep everything organized. </text:span><text:span text:style-name="T45">If you go back to the terminal press ctrl+c to </text:span><text:span text:style-name="T46">continue using it</text:span><text:span text:style-name="T45">.</text:span></text:p>
      <text:p text:style-name="P33"/>
      <text:p text:style-name="P10"><text:span text:style-name="T51">6</text:span><text:span text:style-name="T48">. </text:span><text:span text:style-name="T50">Creating directories: </text:span><text:span text:style-name="T41">Let's create a directory structure within scratch to keep everything organized, </text:span><text:span text:style-name="T42">by </text:span><text:span text:style-name="T44">running this in scratch</text:span><text:span text:style-name="T42">: </text:span></text:p>
      <text:p text:style-name="P34"/>
      <text:p text:style-name="P46">mkdir -p STAR_alignment/{reference,STAR_indices,aligned_outputs}</text:p>
      <text:p text:style-name="P33"/>
      <text:p text:style-name="P11"><text:span text:style-name="T51">7</text:span><text:span text:style-name="T48">.Obtain the Reference Genome</text:span><text:span text:style-name="T37">: You need to download the reference genome sequence (typically in FASTA format). For hg38, you would download it from the UCSC Genome Browser. </text:span><text:span text:style-name="T43">Here is a bash command to download from the terminal:</text:span></text:p>
      <text:p text:style-name="P6">cd STAR_alignment/reference/</text:p>
      <text:p text:style-name="P31"/>
      <text:p text:style-name="P12"><text:span text:style-name="T37">then </text:span><text:span text:style-name="T43"><text:line-break/></text:span><text:span text:style-name="T87">wget https://hgdownload.soe.ucsc.edu/goldenPath/hg38/bigZips/analysisSet/hg38.analysisSet.fa.gz</text:span><text:span text:style-name="T36"><text:line-break/></text:span></text:p>
      <text:p text:style-name="P31">then unzip the file <text:span text:style-name="T67">using <text:s/></text:span><text:span text:style-name="T68">gunzip hg38.analysisSet.fa.gz</text:span></text:p>
      <text:p text:style-name="P44"><text:soft-page-break/>then rename the file:</text:p>
      <text:p text:style-name="P16">mv hg38.analysisSet.fa hg38.fa</text:p>
      <text:p text:style-name="P6"/>
      <text:p text:style-name="P22"><text:span text:style-name="Source_20_Text"><text:span text:style-name="T3">8.Obtaining the genes.gtf Annotation File</text:span></text:span><text:span text:style-name="Source_20_Text"><text:span text:style-name="T21">: </text:span></text:span><text:span text:style-name="Source_20_Text"><text:span text:style-name="T23">Stay</text:span></text:span><text:span text:style-name="Source_20_Text"><text:span text:style-name="T22"> in the STAR_alignment/reference/ directory and run :</text:span></text:span></text:p>
      <text:p text:style-name="P21"><text:span text:style-name="Source_20_Text"><text:span text:style-name="T19"/></text:span></text:p>
      <text:p text:style-name="P21"><text:span text:style-name="Source_20_Text"><text:span text:style-name="T8">wget </text:span></text:span><text:span text:style-name="Source_20_Text"><text:span text:style-name="T19">https://hgdownload.soe.ucsc.edu/goldenPath/hg38/bigZips/genes/hg38.refGene.gtf.gz</text:span></text:span></text:p>
      <text:p text:style-name="P53"><text:span text:style-name="Source_20_Text"><text:span text:style-name="T20"/></text:span></text:p>
      <text:p text:style-name="P56"><text:span text:style-name="Source_20_Text"><text:span text:style-name="T7"/></text:span></text:p>
      <text:p text:style-name="P32"><text:span text:style-name="Source_20_Text"><text:span text:style-name="T3">then unzip the file </text:span></text:span><text:span text:style-name="Source_20_Text"><text:span text:style-name="T34">using <text:s/></text:span></text:span><text:span text:style-name="Source_20_Text"><text:span text:style-name="T33">gunzip hg38.refGene.gtf.gz</text:span></text:span></text:p>
      <text:p text:style-name="P32"><text:span text:style-name="Source_20_Text"><text:span text:style-name="T31"/></text:span></text:p>
      <text:p text:style-name="P45">then rename the file:</text:p>
      <text:p text:style-name="P55"><text:span text:style-name="Source_20_Text"><text:span text:style-name="T32">mv </text:span></text:span><text:span text:style-name="Source_20_Text"><text:span text:style-name="T31">hg38.refGene.gtf</text:span></text:span><text:span text:style-name="Source_20_Text"><text:span text:style-name="T32"> genes.gtf</text:span></text:span></text:p>
      <text:p text:style-name="P56"><text:span text:style-name="Source_20_Text"><text:span text:style-name="T7"/></text:span></text:p>
      <text:p text:style-name="P54"><text:span text:style-name="Source_20_Text"><text:span text:style-name="T24">PART1: </text:span></text:span><text:span text:style-name="Source_20_Text"><text:span text:style-name="T25">INDEXING</text:span></text:span></text:p>
      <text:p text:style-name="P23"><text:span text:style-name="T73">9</text:span>. <text:span text:style-name="T74">Create a </text:span><text:span text:style-name="T75">batch</text:span><text:span text:style-name="T74"> Script </text:span><text:span text:style-name="T75">to submit</text:span><text:span text:style-name="T74">:</text:span> <text:span text:style-name="T55">go back</text:span></text:p>
      <text:p text:style-name="P20"/>
      <text:p text:style-name="P20"><text:span text:style-name="T70">cd $SCRATCHDIR</text:span><text:span text:style-name="T71"> </text:span></text:p>
      <text:p text:style-name="P14"/>
      <text:p text:style-name="P35">and <text:span text:style-name="T75">open the </text:span><text:span text:style-name="T76">file explorer </text:span><text:span text:style-name="T75">(</text:span><text:span text:style-name="T69">xdg-open . &amp;</text:span><text:span text:style-name="T76">) just right click on the file explorer to your </text:span><text:span text:style-name="T75">scratch</text:span><text:span text:style-name="T76"> directory and create a new file in the name of ‘star_indexing.sbatch’ open it and copy the following script</text:span><text:span text:style-name="T79"> </text:span><text:span text:style-name="T76">into your editor. </text:span><text:span text:style-name="T75">Edit the mail user and change it from </text:span><text:span text:style-name="T84">USERNAME</text:span><text:span text:style-name="T75"> to yours.</text:span><text:span text:style-name="T76"> And then save it. </text:span></text:p>
      <text:p text:style-name="P35"/>
      <text:p text:style-name="P35"/>
      <text:p text:style-name="P35"/>
      <text:p text:style-name="P35"/>
      <text:p text:style-name="P38">Script is in the next page. ⤵️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oft-page-break/>Batch script: <text:s text:c="42"/><text:span text:style-name="T80">(don’t forget to change the email)</text:span></text:p>
      <text:p text:style-name="P39">```</text:p>
      <text:p text:style-name="P50">#!/bin/bash</text:p>
      <text:p text:style-name="P50">#SBATCH --job-name=star_indexing</text:p>
      <text:p text:style-name="P50">#SBATCH --cpus-per-task=30</text:p>
      <text:p text:style-name="P50">#SBATCH --mem=40G</text:p>
      <text:p text:style-name="P50">#SBATCH --time=01:00:00</text:p>
      <text:p text:style-name="P50">#SBATCH --output=star_index_%j.out</text:p>
      <text:p text:style-name="P50">#SBATCH --error=star_index_%j.err</text:p>
      <text:p text:style-name="P50">#SBATCH --mail-type=END,FAIL</text:p>
      <text:p text:style-name="P50">#SBATCH --mail-user=<text:span text:style-name="T77">USERNAME</text:span>@student.le.ac.uk</text:p>
      <text:p text:style-name="P50">#SBATCH --export=NONE</text:p>
      <text:p text:style-name="P50"/>
      <text:p text:style-name="P50">#Load the STAR module</text:p>
      <text:p text:style-name="P50">module load star/2.7.10b-m3zkpic</text:p>
      <text:p text:style-name="P50"/>
      <text:p text:style-name="P50"># Define directories</text:p>
      <text:p text:style-name="P50">REFERENCE_DIR="$(pwd)/STAR_alignment/reference"</text:p>
      <text:p text:style-name="P50">INDEX_DIR="$(pwd)/STAR_alignment/STAR_indices"</text:p>
      <text:p text:style-name="P50">ALIGN_DIR="$(pwd)/STAR_alignment/aligned_outputs"</text:p>
      <text:p text:style-name="P50">FASTQ_DIR="$(pwd)/SRP"</text:p>
      <text:p text:style-name="P50"/>
      <text:p text:style-name="P50"># Generate STAR genome indices</text:p>
      <text:p text:style-name="P50">STAR --runMode genomeGenerate \</text:p>
      <text:p text:style-name="P50"><text:s text:c="5"/>--runThreadN 30 \</text:p>
      <text:p text:style-name="P50"><text:s text:c="5"/>--genomeDir $INDEX_DIR \</text:p>
      <text:p text:style-name="P50"><text:s text:c="5"/>--genomeFastaFiles $REFERENCE_DIR/hg38.fa \</text:p>
      <text:p text:style-name="P50"><text:s text:c="5"/>--genomeSAindexNbases 14</text:p>
      <text:p text:style-name="P40">```</text:p>
      <text:p text:style-name="P38"/>
      <text:p text:style-name="P38"/>
      <text:p text:style-name="P24">10. Submit the script: <text:span text:style-name="T54">go back to the terminal (press ctrl+c to exit the file explorer in the terminal) and to submit a job to ALICE run:</text:span></text:p>
      <text:p text:style-name="P38"/>
      <text:p text:style-name="P7">sbatch star_indexing.sbatch</text:p>
      <text:p text:style-name="P38"/>
      <text:p text:style-name="P38">and then to see your submitted job and check if it is there run:</text:p>
      <text:p text:style-name="P38"/>
      <text:p text:style-name="P7">squeue --me</text:p>
      <text:p text:style-name="P35"/>
      <text:p text:style-name="P35"/>
      <text:p text:style-name="P35"/>
      <text:p text:style-name="P35"/>
      <text:p text:style-name="P48"/>
      <text:p text:style-name="P36"><text:span text:style-name="Source_20_Text"><text:span text:style-name="T9">IF </text:span></text:span><text:span text:style-name="Source_20_Text"><text:span text:style-name="T10">EVERYTHING IS GOOD, Y</text:span></text:span><text:span text:style-name="Source_20_Text"><text:span text:style-name="T11">OU </text:span></text:span><text:span text:style-name="Source_20_Text"><text:span text:style-name="T14">ARE FREE TO</text:span></text:span><text:span text:style-name="Source_20_Text"><text:span text:style-name="T11"> EXIT ALICE </text:span></text:span><text:span text:style-name="Source_20_Text"><text:span text:style-name="T14">OR</text:span></text:span><text:span text:style-name="Source_20_Text"><text:span text:style-name="T11"> SHUTDOWN YOUR COMPUTER AND </text:span></text:span><text:span text:style-name="Source_20_Text"><text:span text:style-name="T12">WAIT FOR THE EMAIL IF IT IS FINISHED </text:span></text:span><text:span text:style-name="Source_20_Text"><text:span text:style-name="T18">(ESTIMATED TIME: 5 HOURS)</text:span></text:span><text:span text:style-name="Source_20_Text"><text:span text:style-name="T11">. </text:span></text:span><text:span text:style-name="Source_20_Text"><text:span text:style-name="T16">T</text:span></text:span><text:span text:style-name="Source_20_Text"><text:span text:style-name="T13">HANKSS </text:span></text:span><text:span text:style-name="Source_20_Text"><text:span text:style-name="T14">AND COME BACK LATER TO PART 2</text:span></text:span></text:p>
      <text:p text:style-name="P36"><text:span text:style-name="Source_20_Text"><text:span text:style-name="T11"/></text:span></text:p>
      <text:p text:style-name="P35"/>
      <text:p text:style-name="P26"><text:soft-page-break/><text:span text:style-name="Source_20_Text"><text:span text:style-name="T26">PART</text:span></text:span><text:span text:style-name="Source_20_Text"><text:span text:style-name="T27">2</text:span></text:span><text:span text:style-name="Source_20_Text"><text:span text:style-name="T26">: </text:span></text:span><text:span text:style-name="Source_20_Text"><text:span text:style-name="T27">MAPPING</text:span></text:span></text:p>
      <text:p text:style-name="P30">1<text:span text:style-name="T85">1</text:span>. Check if indexing is finished successfully: <text:span text:style-name="T54">check if there isn’t any error, open the file next to the script in the directory called star_index_(id).out and see if the last line says “finished successfully” also check the other file called star_index_(id).err </text:span><text:span text:style-name="T64">it should be empty if there are no errors.</text:span></text:p>
      <text:p text:style-name="P43"/>
      <text:p text:style-name="P25">1<text:span text:style-name="T85">2</text:span>. <text:s/><text:span text:style-name="T74">Create a </text:span><text:span text:style-name="T81">bash</text:span><text:span text:style-name="T74"> Script </text:span><text:span text:style-name="T75">to submit </text:span><text:span text:style-name="T81">jobs to alice: <text:line-break/></text:span><text:span text:style-name="T82">why?</text:span><text:span text:style-name="T81"><text:line-break/></text:span><text:span text:style-name="T59">if mapping is done in one job it will take 200+ hours, so to solve this problem we need to split the workload, so I created a bash script that will create </text:span><text:span text:style-name="T66">16</text:span><text:span text:style-name="T59"> jobs and it will automatically submit them all to alice. <text:line-break/></text:span><text:span text:style-name="T65">(each Alice user is allowed to queue 16 jobs max and run 4 jobs max)</text:span></text:p>
      <text:p text:style-name="P25"><text:span text:style-name="T81"><text:line-break/></text:span><text:span text:style-name="T55">go back </text:span><text:span text:style-name="T70">cd $SCRATCHDIR</text:span><text:span text:style-name="T71"> </text:span><text:span text:style-name="T55">and </text:span><text:span text:style-name="T56">open the </text:span><text:span text:style-name="T57">file explorer </text:span><text:span text:style-name="T56">(</text:span><text:span text:style-name="T72">xdg-open . &amp;</text:span><text:span text:style-name="T57">) just right click on the file explorer to your </text:span><text:span text:style-name="T56">scratch</text:span><text:span text:style-name="T57"> directory and create a new file in the name of ‘</text:span><text:span text:style-name="T76">star_mapping_submission.sh</text:span><text:span text:style-name="T57">’ open it and copy the following script</text:span><text:span text:style-name="T54"> </text:span><text:span text:style-name="T57">into your editor. </text:span><text:span text:style-name="T56">Edit the mail user and change it from my </text:span><text:span text:style-name="T63">USERNAME</text:span><text:span text:style-name="T56"> to yours.</text:span><text:span text:style-name="T57"> And then save it. </text:span></text:p>
      <text:p text:style-name="P41"/>
      <text:p text:style-name="P41"/>
      <text:p text:style-name="P41"/>
      <text:p text:style-name="P42">Script is in the next page. ⤵️</text:p>
      <text:p text:style-name="P42"/>
      <text:p text:style-name="P42"/>
      <text:p text:style-name="P42"/>
      <text:p text:style-name="P42"/>
      <text:p text:style-name="P41"/>
      <text:p text:style-name="P28"><text:span text:style-name="T76">1</text:span><text:span text:style-name="T86">3</text:span>. <text:span text:style-name="T83">Running the script: </text:span><text:span text:style-name="T58">go back to the terminal (press ctrl+c to exit the file explorer in the terminal) and to </text:span><text:span text:style-name="T62">run the bash script </text:span></text:p>
      <text:p text:style-name="P41"/>
      <text:p text:style-name="P8"><text:span text:style-name="T83">bash </text:span><text:span text:style-name="T76">star_mapping_submission.sh</text:span></text:p>
      <text:p text:style-name="P8"/>
      <text:p text:style-name="P29"><text:span text:style-name="T57">g</text:span><text:span text:style-name="T54">ive it a minute. </text:span><text:span text:style-name="T58">to see your submitted job and check if it is there run:</text:span></text:p>
      <text:p text:style-name="P41"/>
      <text:p text:style-name="P41"/>
      <text:p text:style-name="P15">squeue --me</text:p>
      <text:p text:style-name="P41"/>
      <text:p text:style-name="P41"/>
      <text:p text:style-name="P41"/>
      <text:p text:style-name="P41"/>
      <text:p text:style-name="P37"><text:span text:style-name="Source_20_Text"><text:span text:style-name="T9">IF </text:span></text:span><text:span text:style-name="Source_20_Text"><text:span text:style-name="T10">EVERYTHING IS GOOD, Y</text:span></text:span><text:span text:style-name="Source_20_Text"><text:span text:style-name="T11">OU </text:span></text:span><text:span text:style-name="Source_20_Text"><text:span text:style-name="T15">CAN NOW</text:span></text:span><text:span text:style-name="Source_20_Text"><text:span text:style-name="T11"> EXIT ALICE </text:span></text:span><text:span text:style-name="Source_20_Text"><text:span text:style-name="T14">OR</text:span></text:span><text:span text:style-name="Source_20_Text"><text:span text:style-name="T11"> SHUTDOWN YOUR COMPUTER AND </text:span></text:span><text:span text:style-name="Source_20_Text"><text:span text:style-name="T12">WAIT FOR THE EMAIL </text:span></text:span><text:span text:style-name="Source_20_Text"><text:span text:style-name="T28">(YOU WILL BE EMAILED </text:span></text:span><text:span text:style-name="Source_20_Text"><text:span text:style-name="T30">16</text:span></text:span><text:span text:style-name="Source_20_Text"><text:span text:style-name="T28"> EMAILS </text:span></text:span><text:span text:style-name="Source_20_Text"><text:span text:style-name="T29">IN TOTAL TO TELL YOU </text:span></text:span><text:span text:style-name="Source_20_Text"><text:span text:style-name="T28">IF IT IS FINISHED OR IF IT HAS ERRORS)</text:span></text:span><text:span text:style-name="Source_20_Text"><text:span text:style-name="T11">. </text:span></text:span><text:span text:style-name="Source_20_Text"><text:span text:style-name="T17">(ESTIMATED TIME: &gt;3 DAYS) </text:span></text:span><text:span text:style-name="Source_20_Text"><text:span text:style-name="T13">THANKS</text:span></text:span></text:p>
      <text:p text:style-name="P37"><text:span text:style-name="Source_20_Text"><text:span text:style-name="T15"/></text:span></text:p>
      <text:p text:style-name="P27"><text:soft-page-break/><text:span text:style-name="T57">`</text:span><text:span text:style-name="T54">`</text:span><text:span text:style-name="T60">`</text:span><text:span text:style-name="T62">bash</text:span><text:span text:style-name="T56"> script: <text:s text:c="42"/></text:span><text:span text:style-name="T61">(don’t forget to change the email)</text:span></text:p>
      <text:p text:style-name="P51"/>
      <text:p text:style-name="P51">#!/bin/bash</text:p>
      <text:p text:style-name="P51"/>
      <text:p text:style-name="P51"># Define directories</text:p>
      <text:p text:style-name="P51">REFERENCE_DIR="$(pwd)/STAR_alignment/reference"</text:p>
      <text:p text:style-name="P51">INDEX_DIR="$(pwd)/STAR_alignment/STAR_indices"</text:p>
      <text:p text:style-name="P51">ALIGN_DIR="$(pwd)/STAR_alignment/aligned_outputs"</text:p>
      <text:p text:style-name="P51">FASTQ_DIR="$(pwd)/SRP"</text:p>
      <text:p text:style-name="P51">FASTQ_FILES=($FASTQ_DIR/*_1.fastq)</text:p>
      <text:p text:style-name="P51"/>
      <text:p text:style-name="P51"># Define how many jobs you want to create (total number of FASTQ pairs divided by the number you want per job).</text:p>
      <text:p text:style-name="P51">TOTAL_FILES=${#FASTQ_FILES[@]}</text:p>
      <text:p text:style-name="P51">FILES_PER_JOB=$((TOTAL_FILES / <text:span text:style-name="T88">1</text:span><text:span text:style-name="T89">5</text:span>))</text:p>
      <text:p text:style-name="P51">COUNTER=0</text:p>
      <text:p text:style-name="P51">JOB_NUMBER=1</text:p>
      <text:p text:style-name="P51"/>
      <text:p text:style-name="P51"># Create separate folders for job outputs to keep things organized.</text:p>
      <text:p text:style-name="P51">mkdir -p $(pwd)/star_mapping_jobs</text:p>
      <text:p text:style-name="P51"/>
      <text:p text:style-name="P51">for ((i=0; i&lt;TOTAL_FILES; i+=FILES_PER_JOB)); do</text:p>
      <text:p text:style-name="P51"><text:s text:c="4"/># Define a batch script for each subset.</text:p>
      <text:p text:style-name="P51"><text:s text:c="4"/>BATCH_SCRIPT=$(pwd)/star_mapping_jobs/star_job_$JOB_NUMBER.sbatch</text:p>
      <text:p text:style-name="P51"><text:s text:c="4"/></text:p>
      <text:p text:style-name="P51"><text:s text:c="4"/># Generate the script.</text:p>
      <text:p text:style-name="P51"><text:s text:c="4"/>echo "#!/bin/bash" &gt; $BATCH_SCRIPT</text:p>
      <text:p text:style-name="P51"><text:s text:c="4"/>echo "#SBATCH --job-name=star_alignment_$JOB_NUMBER" &gt;&gt; $BATCH_SCRIPT</text:p>
      <text:p text:style-name="P51"><text:s text:c="4"/>echo "#SBATCH --cpus-per-task=<text:span text:style-name="T88">3</text:span>0" &gt;&gt; $BATCH_SCRIPT</text:p>
      <text:p text:style-name="P51"><text:s text:c="4"/>echo "#SBATCH --mem=<text:span text:style-name="T88">6</text:span>0G" &gt;&gt; $BATCH_SCRIPT</text:p>
      <text:p text:style-name="P51"><text:s text:c="4"/>echo "#SBATCH --time=<text:span text:style-name="T88">13</text:span>:00:00" &gt;&gt; $BATCH_SCRIPT</text:p>
      <text:p text:style-name="P51"><text:s text:c="4"/>echo "#SBATCH --output=$(pwd)/star_mapping_jobs/star_$JOB_NUMBER_%j.out" &gt;&gt; $BATCH_SCRIPT</text:p>
      <text:p text:style-name="P51"><text:s text:c="4"/>echo "#SBATCH --error=$(pwd)/star_mapping_jobs/star_$JOB_NUMBER_%j.err" &gt;&gt; $BATCH_SCRIPT</text:p>
      <text:p text:style-name="P51"><text:s text:c="4"/>echo "#SBATCH --mail-type=END,FAIL" &gt;&gt; $BATCH_SCRIPT</text:p>
      <text:p text:style-name="P51"><text:s text:c="4"/>echo "#SBATCH --mail-user=<text:span text:style-name="T78">USERNAME</text:span>@student.le.ac.uk" &gt;&gt; $BATCH_SCRIPT</text:p>
      <text:p text:style-name="P51"><text:s text:c="4"/>echo "#SBATCH --export=NONE" &gt;&gt; $BATCH_SCRIPT</text:p>
      <text:p text:style-name="P51"><text:s text:c="4"/>echo "" &gt;&gt; $BATCH_SCRIPT</text:p>
      <text:p text:style-name="P51"><text:s text:c="4"/>echo "module load star/2.7.10b-m3zkpic" &gt;&gt; $BATCH_SCRIPT</text:p>
      <text:p text:style-name="P51"><text:s text:c="4"/>echo "" &gt;&gt; $BATCH_SCRIPT</text:p>
      <text:p text:style-name="P51"/>
      <text:p text:style-name="P51"><text:s text:c="4"/># Add commands for STAR alignment for each subset of files.</text:p>
      <text:p text:style-name="P51"><text:s text:c="4"/>for ((j=i; j&lt;i+FILES_PER_JOB; j++)); do</text:p>
      <text:p text:style-name="P51"><text:s text:c="8"/>fastq1=${FASTQ_FILES[j]}</text:p>
      <text:p text:style-name="P51"><text:s text:c="8"/>fastq2="${fastq1%_1.fastq}_2.fastq"</text:p>
      <text:p text:style-name="P51"><text:s text:c="8"/>sample_id=$(basename $fastq1 _1.fastq)</text:p>
      <text:p text:style-name="P51"><text:s text:c="8"/></text:p>
      <text:p text:style-name="P51"><text:s text:c="8"/>echo "STAR --runMode alignReads \\" &gt;&gt; $BATCH_SCRIPT</text:p>
      <text:p text:style-name="P51"><text:s text:c="8"/>echo " <text:s text:c="4"/>--runThreadN <text:span text:style-name="T89">3</text:span>0 \\" &gt;&gt; $BATCH_SCRIPT</text:p>
      <text:p text:style-name="P51"><text:s text:c="8"/>echo " <text:s text:c="4"/>--genomeDir $INDEX_DIR \\" &gt;&gt; $BATCH_SCRIPT</text:p>
      <text:p text:style-name="P51"><text:s text:c="8"/>echo " <text:s text:c="4"/>--readFilesIn $fastq1 $fastq2 \\" &gt;&gt; $BATCH_SCRIPT</text:p>
      <text:p text:style-name="P51"><text:s text:c="8"/>echo " <text:s text:c="4"/>--sjdbGTFfile $REFERENCE_DIR/genes.gtf \\" &gt;&gt; $BATCH_SCRIPT</text:p>
      <text:p text:style-name="P51"><text:s text:c="8"/>echo " <text:s text:c="4"/>--sjdbOverhang 100 \\" &gt;&gt; $BATCH_SCRIPT</text:p>
      <text:p text:style-name="P51"><text:s text:c="8"/>echo " <text:s text:c="4"/>--outFileNamePrefix $ALIGN_DIR/${sample_id}_ \\" &gt;&gt; $BATCH_SCRIPT</text:p>
      <text:p text:style-name="P51"><text:s text:c="8"/>echo " <text:s text:c="4"/>--outSAMstrandField intronMotif \\" &gt;&gt; $BATCH_SCRIPT</text:p>
      <text:p text:style-name="P51"><text:s text:c="8"/>echo " <text:s text:c="4"/>--outFilterIntronMotifs RemoveNoncanonical" &gt;&gt; $BATCH_SCRIPT</text:p>
      <text:p text:style-name="P51"><text:s text:c="8"/>echo "" &gt;&gt; $BATCH_SCRIPT</text:p>
      <text:p text:style-name="P51"><text:s text:c="4"/>done</text:p>
      <text:p text:style-name="P51"/>
      <text:p text:style-name="P51"><text:s text:c="4"/>chmod +x $BATCH_SCRIPT</text:p>
      <text:p text:style-name="P51"/>
      <text:p text:style-name="P51"><text:s text:c="4"/># Increment the job number.</text:p>
      <text:p text:style-name="P51"><text:s text:c="4"/>((JOB_NUMBER++))</text:p>
      <text:p text:style-name="P51">done</text:p>
      <text:p text:style-name="P51"/>
      <text:p text:style-name="P51"># Submit all jobs</text:p>
      <text:p text:style-name="P51">for script in $(pwd)/star_mapping_jobs/*.sbatch; do</text:p>
      <text:p text:style-name="P51"><text:s text:c="4"/>sbatch $script</text:p>
      <text:p text:style-name="P51">done</text:p>
      <text:p text:style-name="P51"/>
      <text:p text:style-name="P49">```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04:37.755473293</meta:creation-date>
    <meta:generator>LibreOffice/7.3.7.2$Linux_X86_64 LibreOffice_project/30$Build-2</meta:generator>
    <dc:date>2024-04-29T22:34:03.792796241</dc:date>
    <meta:editing-duration>PT10H40M45S</meta:editing-duration>
    <meta:editing-cycles>98</meta:editing-cycles>
    <meta:document-statistic meta:table-count="0" meta:image-count="0" meta:object-count="0" meta:page-count="5" meta:paragraph-count="128" meta:word-count="1014" meta:character-count="7415" meta:non-whitespace-character-count="6201"/>
  </office:meta>
</office:document-meta>
</file>